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top="0in" fo:margin-bottom="0.1665in" loext:contextual-spacing="false" fo:line-height="100%"/>
    </style:style>
    <style:style style:name="P3" style:family="paragraph" style:parent-style-name="Standard" style:master-page-name="Standard">
      <style:paragraph-properties fo:margin-top="0in" fo:margin-bottom="0.1665in" loext:contextual-spacing="false" fo:line-height="100%" style:page-number="1"/>
    </style:style>
    <style:style style:name="P4"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5"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6"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7"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8" style:family="paragraph" style:parent-style-name="Standard" style:list-style-name="WWNum6">
      <style:paragraph-properties fo:margin-left="0.5in" fo:margin-right="0in" fo:margin-top="0in" fo:margin-bottom="0in" loext:contextual-spacing="false" fo:line-height="100%" fo:text-indent="-0.25in" style:auto-text-indent="false"/>
    </style:style>
    <style:style style:name="P9"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0"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11" style:family="paragraph" style:parent-style-name="Standard" style:list-style-name="WWNum4">
      <style:paragraph-properties fo:margin-left="0.5in" fo:margin-right="0in" fo:margin-top="0in" fo:margin-bottom="0.1665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13" style:family="paragraph" style:parent-style-name="Standard" style:list-style-name="WWNum5">
      <style:paragraph-properties fo:margin-left="0.5in" fo:margin-right="0in" fo:text-indent="-0.25in" style:auto-text-indent="false"/>
    </style:style>
    <style:style style:name="P14" style:family="paragraph" style:parent-style-name="Standard" style:list-style-name="WWNum10">
      <style:paragraph-properties fo:margin-left="0.5in" fo:margin-right="0in" fo:text-indent="-0.25in" style:auto-text-indent="false"/>
    </style:style>
    <style:style style:name="P15" style:family="paragraph" style:parent-style-name="Standard" style:list-style-name="WWNum12">
      <style:paragraph-properties fo:margin-left="0.5in" fo:margin-right="0in" fo:text-indent="-0.25in" style:auto-text-indent="false"/>
    </style:style>
    <style:style style:name="P16" style:family="paragraph" style:parent-style-name="Standard" style:list-style-name="WWNum11">
      <style:paragraph-properties fo:margin-left="0.5in" fo:margin-right="0in" fo:text-indent="-0.25in" style:auto-text-indent="false"/>
    </style:style>
    <style:style style:name="P17" style:family="paragraph" style:parent-style-name="Standard">
      <style:paragraph-properties fo:margin-top="0.1665in" fo:margin-bottom="0.1665in" loext:contextual-spacing="false" fo:line-height="100%"/>
    </style:style>
    <style:style style:name="P18" style:family="paragraph" style:parent-style-name="Standard">
      <style:paragraph-properties fo:margin-left="0in" fo:margin-right="0in" fo:margin-top="0.1665in" fo:margin-bottom="0.1665in" loext:contextual-spacing="false" fo:line-height="100%" fo:text-indent="0.5in" style:auto-text-indent="false"/>
    </style:style>
    <style:style style:name="P19" style:family="paragraph" style:parent-style-name="Standard">
      <style:paragraph-properties fo:margin-left="0.5in" fo:margin-right="0in" fo:text-indent="0.5in" style:auto-text-indent="false"/>
    </style:style>
    <style:style style:name="P20" style:family="paragraph" style:parent-style-name="Standard">
      <style:paragraph-properties fo:margin-left="0.5in" fo:margin-right="0in" fo:margin-top="0.1665in" fo:margin-bottom="0.1665in" loext:contextual-spacing="false" fo:line-height="100%" fo:text-indent="0in" style:auto-text-indent="false"/>
    </style:style>
    <style:style style:name="P21" style:family="paragraph" style:parent-style-name="Standard">
      <style:paragraph-properties fo:margin-left="0.5in" fo:margin-right="0in" fo:text-indent="0in" style:auto-text-indent="false"/>
    </style:style>
    <style:style style:name="P22" style:family="paragraph" style:parent-style-name="Standard">
      <style:paragraph-properties fo:margin-left="0.5in" fo:margin-right="0in" fo:margin-top="0in" fo:margin-bottom="0.1665in" loext:contextual-spacing="false" fo:line-height="100%" fo:text-indent="0in" style:auto-text-indent="false"/>
    </style:style>
    <style:style style:name="P23" style:family="paragraph" style:parent-style-name="Standard" style:list-style-name="WWNum7">
      <style:paragraph-properties fo:margin-left="1in" fo:margin-right="0in" fo:text-indent="-0.25in" style:auto-text-indent="false"/>
    </style:style>
    <style:style style:name="P24" style:family="paragraph" style:parent-style-name="Standard" style:list-style-name="WWNum3">
      <style:paragraph-properties fo:margin-left="1in" fo:margin-right="0in" fo:text-indent="-0.25in" style:auto-text-indent="false"/>
    </style:style>
    <style:style style:name="P25"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26" style:family="paragraph" style:parent-style-name="Standard">
      <style:paragraph-properties fo:margin-left="1in" fo:margin-right="0in" fo:text-indent="0in" style:auto-text-indent="false"/>
    </style:style>
    <style:style style:name="P27" style:family="paragraph" style:parent-style-name="Standard">
      <style:paragraph-properties fo:margin-left="1in" fo:margin-right="0in" fo:margin-top="0in" fo:margin-bottom="0.1665in" loext:contextual-spacing="false" fo:line-height="100%" fo:text-indent="0in" style:auto-text-indent="false"/>
    </style:style>
    <style:style style:name="P28" style:family="paragraph" style:parent-style-name="Standard">
      <style:paragraph-properties fo:margin-left="1in" fo:margin-right="0in" fo:text-indent="0.5in" style:auto-text-indent="false"/>
    </style:style>
    <style:style style:name="P29" style:family="paragraph" style:parent-style-name="Standard">
      <style:paragraph-properties fo:margin-left="0in" fo:margin-right="0in" fo:margin-top="0in" fo:margin-bottom="0.1665in" loext:contextual-spacing="false" fo:line-height="100%" fo:text-indent="0in" style:auto-text-indent="false"/>
    </style:style>
    <style:style style:name="P30" style:family="paragraph" style:parent-style-name="Standard">
      <style:paragraph-properties fo:margin-left="0.4165in" fo:margin-right="0.4165in" fo:margin-top="0.1665in" fo:margin-bottom="0.1665in" loext:contextual-spacing="false" fo:line-height="100%" fo:text-indent="0.0835in" style:auto-text-indent="false"/>
    </style:style>
    <style:style style:name="P31" style:family="paragraph" style:parent-style-name="Standard" style:list-style-name="WWNum9">
      <style:paragraph-properties fo:margin-left="0.5in" fo:margin-right="0.4165in" fo:margin-top="0.1665in" fo:margin-bottom="0.1665in" loext:contextual-spacing="false" fo:line-height="100%" fo:text-indent="-0.25in" style:auto-text-indent="false"/>
    </style:style>
    <style:style style:name="P32" style:family="paragraph" style:parent-style-name="Standard" style:list-style-name="WWNum13">
      <style:paragraph-properties fo:margin-left="0.5in" fo:margin-right="0.4165in" fo:margin-top="0.1665in" fo:margin-bottom="0.1665in" loext:contextual-spacing="false" fo:line-height="100%" fo:text-indent="-0.25in" style:auto-text-indent="false"/>
    </style:style>
    <style:style style:name="P33" style:family="paragraph" style:parent-style-name="Standard" style:list-style-name="WWNum1">
      <style:paragraph-properties fo:margin-left="0.5in" fo:margin-right="0.4165in" fo:margin-top="0.1665in" fo:margin-bottom="0.1665in" loext:contextual-spacing="false" fo:line-height="100%" fo:text-indent="-0.25in" style:auto-text-indent="false"/>
    </style:style>
    <style:style style:name="P34" style:family="paragraph" style:parent-style-name="Standard">
      <style:paragraph-properties fo:margin-left="0.5in" fo:margin-right="0.4165in" fo:margin-top="0.1665in" fo:margin-bottom="0.1665in" loext:contextual-spacing="false" fo:line-height="100%" fo:text-indent="0in" style:auto-text-indent="false"/>
    </style:style>
    <style:style style:name="P35" style:family="paragraph" style:parent-style-name="Standard">
      <style:paragraph-properties fo:margin-left="0.9165in" fo:margin-right="0.4165in" fo:margin-top="0.1665in" fo:margin-bottom="0.1665in" loext:contextual-spacing="false" fo:line-height="100%" fo:text-indent="0.0835in" style:auto-text-indent="false"/>
    </style:style>
    <style:style style:name="P36" style:family="paragraph" style:parent-style-name="Standard">
      <style:paragraph-properties fo:margin-left="0in" fo:margin-right="0.4165in" fo:margin-top="0.1665in" fo:margin-bottom="0.1665in" loext:contextual-spacing="false" fo:line-height="100%" fo:text-indent="0.5in" style:auto-text-indent="false"/>
    </style:style>
    <style:style style:name="P37" style:family="paragraph" style:parent-style-name="Standard">
      <style:paragraph-properties fo:margin-left="0in" fo:margin-right="0.4165in" fo:margin-top="0.1665in" fo:margin-bottom="0.1665in" loext:contextual-spacing="false" fo:line-height="100%" fo:text-indent="0in" style:auto-text-indent="false"/>
    </style:style>
    <style:style style:name="P38" style:family="paragraph" style:parent-style-name="Standard">
      <style:paragraph-properties fo:margin-left="0.4165in" fo:margin-right="0.4165in" fo:margin-top="0.1665in" fo:margin-bottom="0.1665in" loext:contextual-spacing="false" fo:line-height="100%" fo:text-indent="0in" style:auto-text-indent="false"/>
    </style:style>
    <style:style style:name="P39" style:family="paragraph">
      <loext:graphic-properties draw:fill="solid" draw:fill-color="#a0a0a0"/>
      <style:paragraph-properties fo:text-align="center"/>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style:text-underline-style="non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iptables</text:span> is a command line interface used to set up and maintain tables for the Netfilter firewall for IPv4, included in the Linux kernel. The firewall matches packets with rules defined in these tables and then takes the specified action on a possible match.</text:p>
      <text:list xml:id="list3433232332" text:style-name="WWNum8">
        <text:list-item>
          <text:p text:style-name="P4"><text:span text:style-name="T2">Tables</text:span> is the name for a set of chains.</text:p>
        </text:list-item>
        <text:list-item>
          <text:p text:style-name="P6"><text:span text:style-name="T2">Chain</text:span> is a collection of rules.</text:p>
        </text:list-item>
        <text:list-item>
          <text:p text:style-name="P6"><text:span text:style-name="T2">Rule</text:span> is a condition used to match packets.</text:p>
        </text:list-item>
        <text:list-item>
          <text:p text:style-name="P6"><text:span text:style-name="T2">Target</text:span> is action taken when a possible rule matches. Examples of the target are ACCEPT, DROP, QUEUE.</text:p>
        </text:list-item>
        <text:list-item>
          <text:p text:style-name="P10"><text:span text:style-name="T2">Policy</text:span> is the default action taken in case of no match with the inbuilt chains and can be ACCEPT or DROP.</text:p>
        </text:list-item>
      </text:list>
      <text:p text:style-name="P17"><text:span text:style-name="T1">Syntax:</text:span></text:p>
      <text:p text:style-name="Standard">iptables --table <text:span text:style-name="T2">TABLE</text:span> -A/-C/-D... <text:span text:style-name="T2">CHAIN</text:span> <text:span text:style-name="T2">rule</text:span> --jump <text:span text:style-name="T2">Target</text:span></text:p>
      <text:p text:style-name="Standard"/>
      <text:p text:style-name="Standard"/>
      <text:p text:style-name="Standard">TYPES OF IPTABLES :</text:p>
      <text:p text:style-name="Standard"/>
      <text:list xml:id="list1583125629" text:style-name="WWNum5">
        <text:list-item>
          <text:p text:style-name="P13">Filter - this is the default iptable or can say, the main table. Its main purpose is to just filter the packets - whether to accept a packet request or to deny it.</text:p>
        </text:list-item>
        <text:list-item>
          <text:p text:style-name="P13">Nat - Nat stands for network administration. It includes PREROUTING AND POSTROUTING chains.</text:p>
        </text:list-item>
        <text:list-item>
          <text:p text:style-name="P13">Mangle - this is for specialised packet alteration. It includes PREROUTING AND OUTPUT chains.</text:p>
        </text:list-item>
        <text:list-item>
          <text:p text:style-name="P13">Raw - Configures exemptions from connection tracking. Built-in chains are PREROUTING and OUTPUT.</text:p>
        </text:list-item>
        <text:list-item>
          <text:p text:style-name="P13">Security - Used for Mandatory Access Control</text:p>
        </text:list-item>
      </text:list>
      <text:p text:style-name="Standard"/>
      <text:p text:style-name="Standard">CHAINS : </text:p>
      <text:p text:style-name="Standard"/>
      <text:p text:style-name="Standard"><text:soft-page-break/>few built-in chains that are included in tables. They are:</text:p>
      <text:list xml:id="list490017628" text:style-name="WWNum4">
        <text:list-item>
          <text:p text:style-name="P5"><text:span text:style-name="T1">INPUT :</text:span>set of rules for packets destined to localhost sockets.</text:p>
        </text:list-item>
        <text:list-item>
          <text:p text:style-name="P7"><text:span text:style-name="T1">FORWARD :</text:span>for packets routed through the device.</text:p>
        </text:list-item>
        <text:list-item>
          <text:p text:style-name="P7"><text:span text:style-name="T1">OUTPUT :</text:span>for locally generated packets, meant to be transmitted outside.</text:p>
        </text:list-item>
        <text:list-item>
          <text:p text:style-name="P7"><text:span text:style-name="T1">PREROUTING :</text:span>for modifying packets as they arrive.</text:p>
        </text:list-item>
        <text:list-item>
          <text:p text:style-name="P11"><text:span text:style-name="T1">POSTROUTING :</text:span>for modifying packets as they are leaving.</text:p>
        </text:list-item>
      </text:list>
      <text:p text:style-name="P17"><text:span text:style-name="T1">Note:</text:span> User-defined chains can also be created.</text:p>
      <text:p text:style-name="Standard"/>
      <text:p text:style-name="P1"/>
      <text:p text:style-name="P1"/>
      <text:p text:style-name="Standard"><text:span text:style-name="T1">OPTIONS</text:span></text:p>
      <text:p text:style-name="Standard">A-append <text:tab/>D-delete <text:tab/>I-insert <text:tab/>R-replace <text:tab/>Z-zero counters <text:tab/>L-list <text:tab/><text:tab/>P-policy<text:tab/>F-flush<text:tab/><text:tab/>E-rename<text:tab/>N-new user defined chain <text:tab/><text:tab/>X-delete chain</text:p>
      <text:p text:style-name="Standard"/>
      <text:list xml:id="list2004409287" text:style-name="WWNum10">
        <text:list-item>
          <text:p text:style-name="P14"><text:span text:style-name="T1">-A, –append :</text:span> Append to the chain provided in parameters.</text:p>
        </text:list-item>
      </text:list>
      <text:p text:style-name="P18"><text:span text:style-name="T1">Syntax:</text:span></text:p>
      <text:p text:style-name="P19">iptables [-t table] --append [chain] [parameters]</text:p>
      <text:p text:style-name="P18"><text:span text:style-name="T1">Example:</text:span> This command drops all the traffic coming on any port.</text:p>
      <text:p text:style-name="P19">iptables -t filter --append INPUT -j DROP</text:p>
      <text:p text:style-name="Standard"/>
      <text:list xml:id="list222103897993408" text:continue-numbering="true" text:style-name="WWNum10">
        <text:list-item>
          <text:p text:style-name="P14"><text:span text:style-name="T1">-D, –delete :</text:span> Delete rule from the specified chain.</text:p>
        </text:list-item>
      </text:list>
      <text:p text:style-name="P20"><text:span text:style-name="T1">Syntax:</text:span></text:p>
      <text:p text:style-name="P19"><text:soft-page-break/>iptables [-t table] --delete [chain] [rule_number]</text:p>
      <text:p text:style-name="P20"><text:span text:style-name="T1">Example:</text:span> This command deletes the rule 2 from INPUT chain.</text:p>
      <text:p text:style-name="P19">iptables -t filter --delete INPUT 2</text:p>
      <text:p text:style-name="P21"/>
      <text:list xml:id="list222104710854808" text:continue-numbering="true" text:style-name="WWNum10">
        <text:list-item>
          <text:p text:style-name="P14"><text:span text:style-name="T1">-C, –check :</text:span>Check if a rule is present in the chain or not. It returns 0 if the rule exists and returns 1 if it does not.</text:p>
        </text:list-item>
      </text:list>
      <text:p text:style-name="P20"><text:span text:style-name="T1">Syntax:</text:span></text:p>
      <text:p text:style-name="P19">iptables [-t table] --check [chain] [parameters]</text:p>
      <text:p text:style-name="P20"><text:span text:style-name="T1">Example:</text:span> This command checks whether the specified rule is present in the INPUT chain.</text:p>
      <text:p text:style-name="P19">iptables -t filter --check INPUT -s 192.168.1.123 -j DROP</text:p>
      <text:p text:style-name="P19">(to get output for the above command, “above command” ; echo $?</text:p>
      <text:p text:style-name="P21"/>
      <text:list xml:id="list222104025864148" text:continue-numbering="true" text:style-name="WWNum10">
        <text:list-item>
          <text:p text:style-name="P14"><text:span text:style-name="T1">-L, --list</text:span></text:p>
        </text:list-item>
      </text:list>
      <text:p text:style-name="P21"><text:span text:style-name="T1">Syntax: </text:span></text:p>
      <text:p text:style-name="P21"><text:tab/>sudo iptables -t filter --list</text:p>
      <text:p text:style-name="P21"/>
      <text:p text:style-name="P21"/>
      <text:p text:style-name="P21"/>
      <text:p text:style-name="P21"/>
      <text:p text:style-name="P21"/>
      <text:p text:style-name="P21"><text:span text:style-name="T1">PARAMETERS</text:span></text:p>
      <text:p text:style-name="P2">The parameters provided with the <text:span text:style-name="T2">iptables </text:span>command is used to match the packet and perform the specified action. The common parameters are:</text:p>
      <text:list xml:id="list257762233" text:style-name="WWNum7">
        <text:list-item>
          <text:p text:style-name="P23"><text:soft-page-break/><text:span text:style-name="T1">-p, –proto :</text:span> is the protocol that the packet follows. Possible values maybe: tcp, udp, icmp, ssh etc.<text:line-break/> <text:span text:style-name="T1">Syntax:<text:line-break/><text:tab/></text:span> iptables [-t table] -A [chain] -p {protocol_name} [target]</text:p>
        </text:list-item>
      </text:list>
      <text:p text:style-name="P26"><text:span text:style-name="T1">Example:</text:span> This command appends a rule in the INPUT chain to drop all udp packets.<text:line-break/><text:tab/> iptables -t filter -A INPUT -p udp -j DROP</text:p>
      <text:p text:style-name="P26"/>
      <text:list xml:id="list222104167639756" text:continue-numbering="true" text:style-name="WWNum7">
        <text:list-item>
          <text:p text:style-name="P23"><text:span text:style-name="T1">-s, –source:</text:span> is used to match with the source address of the packet.</text:p>
        </text:list-item>
      </text:list>
      <text:p text:style-name="P26"><text:span text:style-name="T1">Syntax:</text:span></text:p>
      <text:p text:style-name="P28">iptables [-t table] -A [chain] -s {source_address} [target]</text:p>
      <text:p text:style-name="P26"><text:span text:style-name="T1">Example:</text:span> This command appends a rule in the INPUT chain to accept all packets originating from 192.168.1.230.</text:p>
      <text:p text:style-name="P28">iptables -t filter -A INPUT -s 192.168.1.230 -j ACCEPT</text:p>
      <text:p text:style-name="P28"/>
      <text:list xml:id="list222104591391914" text:continue-numbering="true" text:style-name="WWNum7">
        <text:list-item>
          <text:p text:style-name="P23"><text:span text:style-name="T1">-d, –destination :</text:span> is used to match with the destination address of the packet.<text:tab/><text:span text:style-name="T1">Syntax:</text:span></text:p>
        </text:list-item>
      </text:list>
      <text:p text:style-name="P28">iptables [-t table] -A [chain] -d {destination_address} [target]</text:p>
      <text:p text:style-name="P26"><text:span text:style-name="T1">Example:</text:span> This command appends a rule in the OUTPUT chain to drop all packets destined for 192.168.1.123.</text:p>
      <text:p text:style-name="P28">iptables -t filter -A OUTPUT -d 192.168.1.123 -j DROP</text:p>
      <text:p text:style-name="P28"/>
      <text:list xml:id="list222104620396020" text:continue-numbering="true" text:style-name="WWNum7">
        <text:list-item>
          <text:p text:style-name="P23"><text:span text:style-name="T1">-i, –in-interface :</text:span> matches packets with the specified in-interface and takes the action.<text:line-break/><text:span text:style-name="T1">Syntax:<text:line-break/><text:tab/></text:span>iptables [-t table] -A [chain] -i {interface} [target]</text:p>
        </text:list-item>
      </text:list>
      <text:p text:style-name="P26"><text:span text:style-name="T1">Example:</text:span> This command appends a rule in the INPUT chain to drop all packets destined for wireless interface.<text:line-break/><text:tab/>iptables -t filter -A INPUT -i wlan0 -j DROP</text:p>
      <text:p text:style-name="P26"/>
      <text:list xml:id="list222103508861754" text:continue-numbering="true" text:style-name="WWNum7">
        <text:list-item>
          <text:p text:style-name="P25"><text:span text:style-name="T1">-o, –out-interface :</text:span> matches packets with the specified out-interface.</text:p>
        </text:list-item>
        <text:list-item>
          <text:p text:style-name="P23"><text:span text:style-name="T1">-j, –jump :</text:span> this parameter specifies the action to be taken on a match.<text:line-break/> <text:span text:style-name="T1">Syntax:<text:line-break/><text:tab/></text:span> iptables [-t table] -A [chain] [parameters] -j {target}<text:line-break/> <text:span text:style-name="T1">Example:</text:span> This command adds a rule in the FORWARD chain to drop all packets.<text:line-break/><text:tab/> iptables -t filter -A FORWARD -j DROP</text:p>
        </text:list-item>
      </text:list>
      <text:p text:style-name="P27"/>
      <text:p text:style-name="P22">FEW KEY-NOTES : </text:p>
      <text:list xml:id="list2439692114" text:style-name="WWNum6">
        <text:list-item>
          <text:p text:style-name="P8"><text:soft-page-break/>Can remove all filtering rules and user created chains.<text:line-break/> sudo iptables --flush<text:line-break/></text:p>
        </text:list-item>
      </text:list>
      <text:list xml:id="list2814149112" text:style-name="WWNum2">
        <text:list-item>
          <text:p text:style-name="P9">To save the iptables configuration use:<text:line-break/> sudo iptables-save<text:line-break/></text:p>
        </text:list-item>
        <text:list-item>
          <text:p text:style-name="P12">Restoring iptables config can be done with:<text:line-break/> sudo iptables-restore<text:line-break/></text:p>
        </text:list-item>
      </text:list>
      <text:p text:style-name="P29"><draw:rect text:anchor-type="as-char" style:rel-width="100%" draw:z-index="0" draw:style-name="gr1" draw:text-style-name="P39" svg:width="0.0012in" svg:height="0.0213in"><text:p/></draw:rect></text:p>
      <text:p text:style-name="P29">Iptables uses 3 main chains, namely, INPUT, OUTPUT and FORWARD.</text:p>
      <text:p text:style-name="P2"><text:span text:style-name="T1">Input</text:span> – This chain is used to control the behavior for incoming connections. For example, if a user attempts to SSH into your PC/server, iptables will attempt to match the IP address and port to a rule in the input chain.</text:p>
      <text:p text:style-name="P17"><text:span text:style-name="T1">Forward</text:span> – This chain is used for incoming connections that aren’t actually being delivered locally. Think of a router – data is always being sent to it but rarely actually destined for the router itself; the data is just forwarded to its target. Unless you’re doing some kind of routing, NATing, or something else on your system that requires forwarding, you won’t even use this chain.</text:p>
      <text:p text:style-name="P29"><text:span text:style-name="T1">Output</text:span> – This chain is used for outgoing connections. For example, if you try to ping howtogeek.com, iptables will check its output chain to see what the rules are regarding ping and howtogeek.com before making a decision to allow or deny the connection attempt.</text:p>
      <text:p text:style-name="P26"/>
      <text:p text:style-name="P21"/>
      <text:p text:style-name="P21">To check the current policy configurations, command is:</text:p>
      <text:p text:style-name="P19">iptables -L</text:p>
      <text:p text:style-name="P21">The three most basic and commonly used “responses” :</text:p>
      <text:list xml:id="list1047002838" text:style-name="WWNum3">
        <text:list-item>
          <text:p text:style-name="P24"><text:span text:style-name="T1">Accept</text:span> – Allow the connection.</text:p>
        </text:list-item>
        <text:list-item>
          <text:p text:style-name="P24"><text:span text:style-name="T1">Drop</text:span> – Drop the connection, act like it never happened. This is best if you don’t want the source to realize your system exists. This basically <text:span text:style-name="T1">doesn’t reply </text:span>to the sender about discarding the messages.</text:p>
        </text:list-item>
        <text:list-item>
          <text:p text:style-name="P24"><text:span text:style-name="T1">Reject</text:span> – Doesn’t allow the connection, but sends back an error. This is best if you don’t want a particular source to connect to your system, but you want them to know that your firewall blocked them. <text:s/></text:p>
        </text:list-item>
      </text:list>
      <text:p text:style-name="Standard"/>
      <text:p text:style-name="Standard"><text:tab/></text:p>
      <text:p text:style-name="Standard">BLOCKING CONNECTIONS :</text:p>
      <text:list xml:id="list3237557273" text:style-name="WWNum12">
        <text:list-item>
          <text:p text:style-name="P15"><text:span text:style-name="T1">Connections from a single IP address</text:span></text:p>
        </text:list-item>
      </text:list>
      <text:p text:style-name="P30">iptables -A INPUT -s 10.10.10.10 -j DROP</text:p>
      <text:list xml:id="list1973705150" text:style-name="WWNum9">
        <text:list-item>
          <text:p text:style-name="P31"><text:soft-page-break/><text:span text:style-name="T1">Connections from a range of IP addresses</text:span></text:p>
        </text:list-item>
      </text:list>
      <text:p text:style-name="P34">iptables -A INPUT -s 10.10.10.0/24 -j DROP</text:p>
      <text:p text:style-name="P34">Or</text:p>
      <text:p text:style-name="P34">iptables -A INPUT -s 10.10.10.0/255.255.255.0 -j DROP</text:p>
      <text:list xml:id="list2277680151" text:style-name="WWNum13">
        <text:list-item>
          <text:p text:style-name="P32"><text:span text:style-name="T1">Connections to a specific port</text:span></text:p>
        </text:list-item>
      </text:list>
      <text:p text:style-name="P34">iptables -A INPUT -p tcp --dport ssh -s 10.10.10.10 -j DROP</text:p>
      <text:list xml:id="list2074703253" text:style-name="WWNum1">
        <text:list-item>
          <text:p text:style-name="P33"><text:span text:style-name="T1">Block SSH connections from any IP address.</text:span></text:p>
        </text:list-item>
      </text:list>
      <text:p text:style-name="P34">iptables -A INPUT -p tcp --dport ssh -j DROP</text:p>
      <text:p text:style-name="P34"/>
      <text:p text:style-name="P34">TAGS :</text:p>
      <text:p text:style-name="P34">-L -&gt; List the currently configured iptables rules:</text:p>
      <text:p text:style-name="P35">iptables -L</text:p>
      <text:p text:style-name="P36">-n -&gt; list everything numerically - basically hostnames, protocols, and networks <text:s text:c="2"/>are listed as numbers.</text:p>
      <text:p text:style-name="P37"><text:tab/>-v -&gt; give you packet and byte information</text:p>
      <text:p text:style-name="P37"><text:tab/>-F -&gt; flush or clear the configured files</text:p>
      <text:p text:style-name="P37"><text:tab/><text:tab/>iptables -F</text:p>
      <text:p text:style-name="P34"/>
      <text:p text:style-name="P37">SAVING CHANGES.</text:p>
      <text:p text:style-name="P2">Ubuntu:</text:p>
      <text:p text:style-name="P38">sudo /sbin/iptables-save</text:p>
      <text:p text:style-name="Standard"/>
      <text:p text:style-name="P2"><text:soft-page-break/></text:p>
      <text:p text:style-name="P2">Shell i/o redirection happens <text:span text:style-name="T2">before</text:span> the shell executes your command...in other words, when you write:</text:p>
      <text:p text:style-name="Standard">sudo somecommand &gt;&gt; /etc/profile</text:p>
      <text:p text:style-name="Standard">The &gt;&gt; /etc/profile part is performed as the current user, not as root. That's why you're getting the "permission denied" message.</text:p>
      <text:p text:style-name="Standard"/>
      <text:p text:style-name="Standard"/>
      <text:p text:style-name="Standard"/>
      <text:p text:style-name="Standard">SAVING CHANGES :</text:p>
      <text:list xml:id="list2736699938" text:style-name="WWNum11">
        <text:list-item>
          <text:p text:style-name="P16">Iptables-save</text:p>
        </text:list-item>
      </text:list>
      <text:p text:style-name="Standard"/>
      <text:list xml:id="list222103555485286" text:continue-numbering="true" text:style-name="WWNum11">
        <text:list-item>
          <text:p text:style-name="P16">Saving in a file iptables-save &gt; /etc/iptablesRule.v4</text:p>
        </text:list-item>
      </text:list>
      <text:p text:style-name="Standard"/>
      <text:list xml:id="list222104472342721" text:continue-numbering="true" text:style-name="WWNum11">
        <text:list-item>
          <text:p text:style-name="P16">Restoring from file iptables-save &lt; /etc/iptablesRule.v4</text:p>
        </text:list-item>
      </text:list>
      <text:p text:style-name="P21"/>
      <text:p text:style-name="P21"/>
      <text:p text:style-name="Standard"><text:s/></text:p>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BASIC COMMANDS :</text:p>
      <text:p text:style-name="Standard"/>
      <text:p text:style-name="Standard">With root permissions,</text:p>
      <text:p text:style-name="Standard"><text:tab/>sudo iptables -L -n -v</text:p>
      <text:p text:style-name="Standard">: to list out the default iptable, </text:p>
      <text:p text:style-name="Standard">L -&gt; list</text:p>
      <text:p text:style-name="Standard">N -&gt; numeric format</text:p>
      <text:p text:style-name="Standard">V -&gt; verbose</text:p>
      <text:p text:style-name="Standard"><text:soft-page-break/><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9" meta:paragraph-count="113" meta:word-count="1231" meta:character-count="7249" meta:non-whitespace-character-count="6125"/>
    <meta:generator>LibreOfficeDev/6.0.5.2$Linux_X86_64 LibreOffice_project/</meta:generator>
  </office:meta>
</office:document-meta>
</file>